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style:font-name="Calibri" officeooo:paragraph-rsid="001c19fb"/>
    </style:style>
    <style:style style:name="P2" style:family="paragraph" style:parent-style-name="Standard">
      <style:paragraph-properties fo:text-align="center" style:justify-single-word="false"/>
      <style:text-properties style:font-name="Calibri" officeooo:paragraph-rsid="001c19fb"/>
    </style:style>
    <style:style style:name="P3" style:family="paragraph" style:parent-style-name="Standard" style:list-style-name="L2">
      <style:text-properties style:font-name="Calibri" style:text-underline-style="solid" style:text-underline-width="auto" style:text-underline-color="font-color" fo:font-weight="bold" officeooo:paragraph-rsid="001c19fb" style:font-weight-asian="bold" style:font-weight-complex="bold"/>
    </style:style>
    <style:style style:name="P4" style:family="paragraph" style:parent-style-name="Standard" style:list-style-name="L2">
      <style:text-properties style:font-name="Calibri" officeooo:rsid="001c19fb" officeooo:paragraph-rsid="001c19f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19f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P SQL</text:span></text:p>
      <text:p text:style-name="P2"><text:span text:style-name="T1"/></text:p>
      <text:list text:style-name="L2">
        <text:list-item>
          <text:p text:style-name="P3">Questions création de table et insertion des données :</text:p>
          <text:list>
            <text:list-item>
              <text:p text:style-name="P1">Créer les tables dans le schéma de votre base de donnée en respectant le lien de clés primaires et étrangères. </text:p>
            </text:list-item>
            <text:list-item>
              <text:p text:style-name="P4">Insérer les données dans les tables (en utilisant les scripts .sql)</text:p>
            </text:list-item>
          </text:list>
        </text:list-item>
        <text:list-item>
          <text:p text:style-name="P3">Questions SQL :</text:p>
          <text:list>
            <text:list-item>
              <text:p text:style-name="P1">Affichez les commandes et les <text:span text:style-name="T2">CD_EMAIL</text:span> dont le montant d’achat est nettement supérieur à 80.00 euros. </text:p>
            </text:list-item>
            <text:list-item>
              <text:p text:style-name="P1">Affichez les adresses mail avec les <text:span text:style-name="T2">cd_commande</text:span> dont la date de voyage est inférieure au 10/02/2020. </text:p>
            </text:list-item>
            <text:list-item>
              <text:p text:style-name="P1">Calculez les doublons de <text:span text:style-name="T2">cd_email</text:span> de la table <text:span text:style-name="T2">TF_TRAIN_COMMANDE</text:span>.</text:p>
            </text:list-item>
            <text:list-item>
              <text:p text:style-name="P1">Affichez les <text:span text:style-name="T2">cd_email</text:span> qui ont effectué au moins deux commandes.</text:p>
            </text:list-item>
            <text:list-item>
              <text:p text:style-name="P1">Sélectionnez les noms et les adresses mail des voyageurs qui ont effectué le trajet Lyon&lt;<text:span text:style-name="T3">=&gt;</text:span>Marseille. f. Affichez le descriptif de la carte le type des train des <text:span text:style-name="T2">cd_commande</text:span> de la tables<text:span text:style-name="T2"> tf_train_commande</text:span>. </text:p>
            </text:list-item>
            <text:list-item>
              <text:p text:style-name="P1">Sélectionnez les noms, prénoms, adresse mail et les types de carte des personnes qui ont effectué les deux trajets : PARIS&lt;<text:span text:style-name="T3">=&gt;</text:span>TOULOUSE et Bordeaux&lt;<text:span text:style-name="T3">=&gt;</text:span>PARI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7T16:55:08.232000000</meta:creation-date>
    <dc:date>2023-12-27T17:01:22.427000000</dc:date>
    <meta:editing-duration>PT6M14S</meta:editing-duration>
    <meta:editing-cycles>1</meta:editing-cycles>
    <meta:document-statistic meta:table-count="0" meta:image-count="0" meta:object-count="0" meta:page-count="1" meta:paragraph-count="11" meta:word-count="161" meta:character-count="964" meta:non-whitespace-character-count="819"/>
    <meta:generator>LibreOffice/7.6.3.2$Windows_X86_64 LibreOffice_project/29d686fea9f6705b262d369fede658f824154cc0</meta:generator>
  </office:meta>
</office:document-meta>
</file>